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51</text:p>
          </table:table-cell>
          <table:table-cell table:style-name="ACE-0" office:value-type="float" office:value="46.649999999999999">
            <text:p>46.65</text:p>
          </table:table-cell>
          <table:table-cell table:style-name="ACE-0" office:value-type="float" office:value="-71.939999999999998">
            <text:p>−71.94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99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9810">
            <text:p>98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212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10140">
            <text:p>10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Filion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00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72.939999999999998">
            <text:p>−72.94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08</text:p>
          </table:table-cell>
          <table:table-cell table:style-name="ACE-0" office:value-type="float" office:value="46.450000000000003">
            <text:p>46.45</text:p>
          </table:table-cell>
          <table:table-cell table:style-name="ACE-0" office:value-type="float" office:value="-72.890000000000001">
            <text:p>−72.89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ionne199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01</text:p>
          </table:table-cell>
          <table:table-cell table:style-name="ACE-0" office:value-type="float" office:value="46.549999999999997">
            <text:p>46.55</text:p>
          </table:table-cell>
          <table:table-cell table:style-name="ACE-0" office:value-type="float" office:value="-72.739999999999995">
            <text:p>−72.74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09999999999999">
            <text:p>129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39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2.469999999999999">
            <text:p>−72.4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50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2.079999999999998">
            <text:p>−72.0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8">
            <text:p>7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99</text:p>
          </table:table-cell>
          <table:table-cell table:style-name="ACE-0" office:value-type="float" office:value="46.759999999999998">
            <text:p>46.76</text:p>
          </table:table-cell>
          <table:table-cell table:style-name="ACE-0" office:value-type="float" office:value="-72.010000000000005">
            <text:p>−72.01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039</text:p>
          </table:table-cell>
          <table:table-cell table:style-name="ACE-0" office:value-type="float" office:value="46.82">
            <text:p>46.82</text:p>
          </table:table-cell>
          <table:table-cell table:style-name="ACE-0" office:value-type="float" office:value="-71.989999999999995">
            <text:p>−71.9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29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959999999999994">
            <text:p>−71.96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447</text:p>
          </table:table-cell>
          <table:table-cell table:style-name="ACE-0" office:value-type="float" office:value="46.75">
            <text:p>46.75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10780">
            <text:p>10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7</text:p>
          </table:table-cell>
          <table:table-cell table:style-name="ACE-0" office:value-type="float" office:value="46.579999999999998">
            <text:p>46.58</text:p>
          </table:table-cell>
          <table:table-cell table:style-name="ACE-0" office:value-type="float" office:value="-71.689999999999998">
            <text:p>−71.69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96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71.569999999999993">
            <text:p>−71.57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8">
            <text:p>6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1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emerys psittac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08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edulis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</text:p>
          </table:table-cell>
          <table:table-cell table:style-name="ACE-0" office:value-type="float" office:value="46.700000000000003">
            <text:p>46.7</text:p>
          </table:table-cell>
          <table:table-cell table:style-name="ACE-0" office:value-type="float" office:value="-71.379999999999995">
            <text:p>−71.38</text:p>
          </table:table-cell>
          <table:table-cell table:style-name="ACE-0" office:value-type="float" office:value="9745">
            <text:p>97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873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470">
            <text:p>10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3298</text:p>
          </table:table-cell>
          <table:table-cell table:style-name="ACE-0" office:value-type="float" office:value="46.689999999999998">
            <text:p>46.69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OcchiettiEtal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35</text:p>
          </table:table-cell>
          <table:table-cell table:style-name="ACE-0" office:value-type="float" office:value="46.899999999999999">
            <text:p>46.9</text:p>
          </table:table-cell>
          <table:table-cell table:style-name="ACE-0" office:value-type="float" office:value="-71.340000000000003">
            <text:p>−71.34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6</text:p>
          </table:table-cell>
          <table:table-cell table:style-name="ACE-0" office:value-type="float" office:value="46.799999999999997">
            <text:p>46.8</text:p>
          </table:table-cell>
          <table:table-cell table:style-name="ACE-0" office:value-type="float" office:value="-71.290000000000006">
            <text:p>−71.29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amsonEtal197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287</text:p>
          </table:table-cell>
          <table:table-cell table:style-name="ACE-0" office:value-type="float" office:value="46.770000000000003">
            <text:p>46.77</text:p>
          </table:table-cell>
          <table:table-cell table:style-name="ACE-0" office:value-type="float" office:value="-71.280000000000001">
            <text:p>−71.28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arentOcchietti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3</text:p>
          </table:table-cell>
          <table:table-cell table:style-name="ACE-0" office:value-type="float" office:value="46.880000000000003">
            <text:p>46.88</text:p>
          </table:table-cell>
          <table:table-cell table:style-name="ACE-0" office:value-type="float" office:value="-71.269999999999996">
            <text:p>−71.27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2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3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64</text:p>
          </table:table-cell>
          <table:table-cell table:style-name="ACE-0" office:value-type="float" office:value="46.869999999999997">
            <text:p>46.87</text:p>
          </table:table-cell>
          <table:table-cell table:style-name="ACE-0" office:value-type="float" office:value="-70.849999999999994">
            <text:p>−70.85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452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6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lant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335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tsuga canadens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24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133</text:p>
          </table:table-cell>
          <table:table-cell table:style-name="ACE-0" office:value-type="float" office:value="46.909999999999997">
            <text:p>46.91</text:p>
          </table:table-cell>
          <table:table-cell table:style-name="ACE-0" office:value-type="float" office:value="-70.760000000000005">
            <text:p>−70.76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17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0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8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97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3-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1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9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5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81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2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5160">
            <text:p>516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ionn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99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74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5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576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 and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2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443</text:p>
          </table:table-cell>
          <table:table-cell table:style-name="ACE-0" office:value-type="float" office:value="46.960000000000001">
            <text:p>46.96</text:p>
          </table:table-cell>
          <table:table-cell table:style-name="ACE-0" office:value-type="float" office:value="-70.560000000000002">
            <text:p>−70.5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BhiryEtal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20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19</text:p>
          </table:table-cell>
          <table:table-cell table:style-name="ACE-0" office:value-type="float" office:value="47.399999999999999">
            <text:p>47.4</text:p>
          </table:table-cell>
          <table:table-cell table:style-name="ACE-0" office:value-type="float" office:value="-70.409999999999997">
            <text:p>−70.41</text:p>
          </table:table-cell>
          <table:table-cell table:style-name="ACE-0" office:value-type="float" office:value="9860">
            <text:p>986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2.900000000000006">
            <text:p>82.9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995</text:p>
          </table:table-cell>
          <table:table-cell table:style-name="ACE-0" office:value-type="float" office:value="47.490000000000002">
            <text:p>47.49</text:p>
          </table:table-cell>
          <table:table-cell table:style-name="ACE-0" office:value-type="float" office:value="-70.390000000000001">
            <text:p>−70.39</text:p>
          </table:table-cell>
          <table:table-cell table:style-name="ACE-0" office:value-type="float" office:value="11390">
            <text:p>113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ovareGangloff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uebec_Cit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952</text:p>
          </table:table-cell>
          <table:table-cell table:style-name="ACE-0" office:value-type="float" office:value="47.420000000000002">
            <text:p>47.42</text:p>
          </table:table-cell>
          <table:table-cell table:style-name="ACE-0" office:value-type="float" office:value="-70.329999999999998">
            <text:p>−70.33</text:p>
          </table:table-cell>
          <table:table-cell table:style-name="ACE-0" office:value-type="float" office:value="550">
            <text:p>55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rodeurAllard1985,VacchiEtal2018</text:p>
          </table:table-cell>
          <table:table-cell table:number-columns-repeated="240" table:style-name="ACE-0"/>
        </table:table-row>
        <table:table-row table:style-name="AROW-0" table:number-rows-repeated="2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6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4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